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deb4c" officeooo:paragraph-rsid="001dc809"/>
    </style:style>
    <style:style style:name="P2" style:family="paragraph" style:parent-style-name="Subtitle">
      <style:text-properties officeooo:paragraph-rsid="001dc809"/>
    </style:style>
    <style:style style:name="P3" style:family="paragraph" style:parent-style-name="Title">
      <style:text-properties officeooo:rsid="001dc809" officeooo:paragraph-rsid="001dc809"/>
    </style:style>
    <style:style style:name="P4" style:family="paragraph" style:parent-style-name="Text_20_body">
      <style:paragraph-properties fo:margin-top="0in" fo:margin-bottom="0in" loext:contextual-spacing="false" fo:line-height="100%" style:writing-mode="page"/>
      <style:text-properties officeooo:rsid="001c8edc" officeooo:paragraph-rsid="001dc809"/>
    </style:style>
    <style:style style:name="P5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1dc809"/>
    </style:style>
    <style:style style:name="P6" style:family="paragraph" style:parent-style-name="Text_20_body">
      <style:paragraph-properties fo:margin-top="0in" fo:margin-bottom="0in" loext:contextual-spacing="false" fo:line-height="100%" style:writing-mode="page"/>
      <style:text-properties officeooo:paragraph-rsid="0025a2df"/>
    </style:style>
    <style:style style:name="P7" style:family="paragraph" style:parent-style-name="Text_20_body">
      <style:paragraph-properties fo:margin-top="0in" fo:margin-bottom="0in" loext:contextual-spacing="false" fo:line-height="100%" style:writing-mode="page"/>
      <style:text-properties officeooo:rsid="000e5253" officeooo:paragraph-rsid="001dc809"/>
    </style:style>
    <style:style style:name="P8" style:family="paragraph" style:parent-style-name="Text_20_body">
      <style:paragraph-properties fo:margin-top="0in" fo:margin-bottom="0in" loext:contextual-spacing="false" fo:line-height="100%" style:writing-mode="page"/>
      <style:text-properties officeooo:rsid="001dc809" officeooo:paragraph-rsid="001dc809"/>
    </style:style>
    <style:style style:name="P9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" fo:font-weight="bold" officeooo:rsid="001dc809" officeooo:paragraph-rsid="001dc809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00%" style:writing-mode="page"/>
      <style:text-properties style:font-name="Liberation Mono" fo:font-weight="bold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00%" style:writing-mode="page"/>
      <style:text-properties officeooo:rsid="0025a2df" officeooo:paragraph-rsid="0025a2df"/>
    </style:style>
    <style:style style:name="P12" style:family="paragraph" style:parent-style-name="Text_20_body">
      <style:text-properties style:font-name="Liberation Mono" fo:font-weight="bold" style:font-weight-asian="bold" style:font-weight-complex="bold"/>
    </style:style>
    <style:style style:name="P13" style:family="paragraph" style:parent-style-name="Text_20_body">
      <style:paragraph-properties fo:margin-top="0in" fo:margin-bottom="0in" loext:contextual-spacing="false" fo:line-height="100%" style:writing-mode="page"/>
      <style:text-properties officeooo:rsid="0025a2df" officeooo:paragraph-rsid="0025a2df"/>
    </style:style>
    <style:style style:name="P14" style:family="paragraph" style:parent-style-name="Text_20_body">
      <style:paragraph-properties fo:margin-top="0in" fo:margin-bottom="0in" loext:contextual-spacing="false" fo:line-height="100%" style:writing-mode="page"/>
      <style:text-properties officeooo:rsid="002975c0" officeooo:paragraph-rsid="002975c0"/>
    </style:style>
    <style:style style:name="P15" style:family="paragraph" style:parent-style-name="Preformatted_20_Text">
      <style:paragraph-properties fo:margin-top="0in" fo:margin-bottom="0in" loext:contextual-spacing="false" fo:line-height="100%" style:writing-mode="page"/>
      <style:text-properties fo:font-size="12pt" fo:font-weight="bold" officeooo:rsid="0025a2df" officeooo:paragraph-rsid="0025a2df" style:font-size-asian="12pt" style:font-weight-asian="bold" style:font-size-complex="12pt" style:font-weight-complex="bold"/>
    </style:style>
    <style:style style:name="T1" style:family="text">
      <style:text-properties officeooo:rsid="001deb4c"/>
    </style:style>
    <style:style style:name="T2" style:family="text">
      <style:text-properties officeooo:rsid="001c8edc"/>
    </style:style>
    <style:style style:name="T3" style:family="text">
      <style:text-properties officeooo:rsid="001dc809"/>
    </style:style>
    <style:style style:name="T4" style:family="text">
      <style:text-properties style:font-name="Liberation Mono" fo:font-weight="bold" style:font-weight-asian="bold" style:font-weight-complex="bold"/>
    </style:style>
    <style:style style:name="T5" style:family="text">
      <style:text-properties officeooo:rsid="00236934"/>
    </style:style>
    <style:style style:name="T6" style:family="text">
      <style:text-properties officeooo:rsid="0025a2df"/>
    </style:style>
    <style:style style:name="T7" style:family="text">
      <style:text-properties style:font-name="Liberation Mono1" fo:font-weight="bold" style:font-weight-asian="bold" style:font-weight-complex="bold"/>
    </style:style>
    <style:style style:name="T8" style:family="text">
      <style:text-properties style:font-name="Liberation Mono1" fo:font-weight="bold" officeooo:rsid="0025a2df" style:font-weight-asian="bold" style:font-weight-complex="bold"/>
    </style:style>
    <style:style style:name="T9" style:family="text">
      <style:text-properties officeooo:rsid="002975c0"/>
    </style:style>
    <style:style style:name="T10" style:family="text">
      <style:text-properties style:font-name="Liberation Mono1"/>
    </style:style>
    <style:style style:name="T11" style:family="text">
      <style:text-properties style:font-name="Liberation Mono1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ngerprint sensor setup</text:p>
      <text:p text:style-name="P1">By White Fossa aka Artyom Vetrov</text:p>
      <text:p text:style-name="P2"><text:a xlink:type="simple" xlink:href="https://github.com/WhiteFossa/ThinkPad_x220_Tablet_Hints" text:style-name="Internet_20_link" text:visited-style-name="Visited_20_Internet_20_Link"><text:span text:style-name="T1">https://github.com/WhiteFossa/ThinkPad_x220_Tablet_Hints</text:span></text:a></text:p>
      <text:p text:style-name="P5"/>
      <text:p text:style-name="P7"><text:span text:style-name="T2">In this guide I’ll show how to setup</text:span> ThinkPad x220 Tablet <text:span text:style-name="T3">fingerprint sensor</text:span> under <text:span text:style-name="T6">Fedora</text:span>.</text:p>
      <text:p text:style-name="P4"/>
      <text:p text:style-name="P11">1) Fedora, compared to Debian, have fingerprint scanner support almost out of the box.</text:p>
      <text:p text:style-name="P4"/>
      <text:p text:style-name="P8">1) There is two packages, needed for fingerprint sensor setup: <text:span text:style-name="T8">fprintd</text:span><text:span text:style-name="T6"> (sensor driver) and </text:span><text:span text:style-name="T8">fprintd-pam</text:span><text:span text:style-name="T6"> (module for PAM). Just check that this packages is installed in your system. </text:span></text:p>
      <text:p text:style-name="P8"/>
      <text:p text:style-name="P8">2) <text:span text:style-name="T5">Now</text:span> you need to enroll your fingerprints for all users, who will use it. For me it’s <text:span text:style-name="T4">root</text:span> and user, named <text:span text:style-name="T4">fossa</text:span>. To do it do next steps:</text:p>
      <text:p text:style-name="P8">- Remove existing fingerprints (run as root):</text:p>
      <text:p text:style-name="P8"><text:tab/><text:span text:style-name="T4">fprintd-delete root</text:span></text:p>
      <text:p text:style-name="P9"><text:tab/>fprintd-delete fossa</text:p>
      <text:p text:style-name="P8">- Now enroll new fingerprints. Run next commands (as root) for all users, whose fingerprints have to be enrollerd:</text:p>
      <text:p text:style-name="P8"><text:tab/><text:span text:style-name="T4">fprintd-enroll -f right-thumb root</text:span></text:p>
      <text:p text:style-name="P9"><text:tab/>fprintd-enroll -f right-thumb fossa</text:p>
      <text:p text:style-name="P8"/>
      <text:p text:style-name="Code">I find it comfortable to use right thumb for sensor, so I provide “<text:span text:style-name="T4">-f right-thumb</text:span>”.</text:p>
      <text:p text:style-name="P8"/>
      <text:p text:style-name="P8">- Check that your fingerprints are correctly recognized (again, as root):</text:p>
      <text:p text:style-name="P10"><text:tab/>fprintd-verify root</text:p>
      <text:p text:style-name="P12"><text:tab/>fprintd-verify fossa</text:p>
      <text:p text:style-name="P6"><text:span text:style-name="T6">3) Activate fingerptint login (I didn’t it, but </text:span><text:a xlink:type="simple" xlink:href="https://thinkhel.com/2017/08/using-fingerprints-fedora-26/" text:style-name="Internet_20_link" text:visited-style-name="Visited_20_Internet_20_Link"><text:span text:style-name="T6">https://thinkhel.com/2017/08/using-fingerprints-fedora-26/</text:span></text:a></text:p>
      <text:p text:style-name="P11"><text:s/>says that it’s needed. Install <text:span text:style-name="T7">authconfig</text:span> package and run as root:</text:p>
      <text:p text:style-name="P15">authconfig --enablefingerprint --update</text:p>
      <text:p text:style-name="P11"/>
      <text:p text:style-name="P11">4) Now your will be able to use your finger to switch user via su, to unlock screen after screensaver etc, <text:span text:style-name="T9">login into virtual console etc.</text:span> But for login with your finger into GUI you need explicitly set it up.</text:p>
      <text:p text:style-name="P11"/>
      <text:p text:style-name="P14">5) I’ve tried to set up login in SDDM via <text:span text:style-name="T7">pam_fprintd.so</text:span>, but it’s kinda buggy – if I add <text:span text:style-name="T7">auth sufficient pam_fprintd.so</text:span> above standard login I have weird behaviour – if fingerprint is wrong, then password is required. But after entering correct password fingreprint sensor lights on again, requiring fingerprint. So it becomes impossible to log in without correct fingerprint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in" fo:margin-bottom="0in" loext:contextual-spacing="false" fo:line-height="100%" style:writing-mode="page"/>
      <style:text-properties officeooo:rsid="001dc809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04:56.038369542</meta:creation-date>
    <meta:generator>LibreOffice/6.2.7.1$Linux_X86_64 LibreOffice_project/20$Build-1</meta:generator>
    <dc:date>2019-10-21T00:17:26.079168249</dc:date>
    <meta:editing-duration>PT49M55S</meta:editing-duration>
    <meta:editing-cycles>16</meta:editing-cycles>
    <meta:document-statistic meta:table-count="0" meta:image-count="0" meta:object-count="0" meta:page-count="1" meta:paragraph-count="22" meta:word-count="287" meta:character-count="1873" meta:non-whitespace-character-count="1600"/>
  </office:meta>
</office:document-meta>
</file>